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6" calcext:value-type="float">
            <text:p>23,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2" office:value-type="float" office:value="3.42414" calcext:value-type="float">
            <text:p>3,42414</text:p>
          </table:table-cell>
          <table:table-cell office:value-type="float" office:value="2.71863" calcext:value-type="float">
            <text:p>2,71863</text:p>
          </table:table-cell>
          <table:table-cell table:number-columns-repeated="4" office:value-type="float" office:value="3.42414" calcext:value-type="float">
            <text:p>3,4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1" calcext:value-type="float">
            <text:p>23,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.9" calcext:value-type="float">
            <text:p>24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.4" calcext:value-type="float">
            <text:p>11,4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.6" calcext:value-type="float">
            <text:p>11,6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.8" calcext:value-type="float">
            <text:p>30,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.7" calcext:value-type="float">
            <text:p>40,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1"/>
        <table:table-column table:style-name="co18" table:number-columns-repeated="2" table:default-cell-style-name="ce1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2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0" number:min-decimal-places="0" number:min-integer-digits="1" number:grouping="true"/>
      <number:text> €</number:text>
    </number:number-style>
    <number:number-style style:name="N17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€</number:text>
    </number:number-style>
    <number:number-style style:name="N18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4P0"/>
    </number:number-style>
    <number:number-style style:name="N18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5P0"/>
    </number:number-style>
    <number:number-style style:name="N18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6P0"/>
    </number:number-style>
    <number:number-style style:name="N18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8P2" style:volatile="true">
      <number:text loext:blank-width-char="-"> </number:text>
      <number:fill-character> </number:fill-character>
      <number:text loext:blank-width-char="-3">- €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8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89">
      <number:text loext:blank-width-char="-"> </number:text>
      <number:text-content/>
      <number:text loext:blank-width-char="-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5:39:45.756326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5T17:15:20.093474545</dc:date>
    <meta:editing-duration>PT3H14M15S</meta:editing-duration>
    <meta:editing-cycles>23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4cm" svg:y="0.11cm" svg:width="2.093cm" svg:height="3.17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5">
                <text:p>5</text:p>
                <draw:g>
                  <svg:desc>Materials.F15:Materials.F20</svg:desc>
                </draw:g>
              </table:table-cell>
              <table:table-cell office:value-type="float" office:value="2">
                <text:p>2</text:p>
                <draw:g>
                  <svg:desc>Materials.G15:Materials.G20</svg:desc>
                </draw:g>
              </table:table-cell>
              <table:table-cell office:value-type="float" office:value="12">
                <text:p>12</text:p>
                <draw:g>
                  <svg:desc>Materials.H15:Materials.H20</svg:desc>
                </draw:g>
              </table:table-cell>
              <table:table-cell office:value-type="float" office:value="2">
                <text:p>2</text:p>
                <draw:g>
                  <svg:desc>Materials.I15:Materials.I20</svg:desc>
                </draw:g>
              </table:table-cell>
              <table:table-cell office:value-type="float" office:value="3.4">
                <text:p>3.4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42414">
                <text:p>3.42414</text:p>
                <draw:g>
                  <svg:desc>Materials.K15:Materials.K20</svg:desc>
                </draw:g>
              </table:table-cell>
              <table:table-cell office:value-type="float" office:value="3.42414">
                <text:p>3.42414</text:p>
                <draw:g>
                  <svg:desc>Materials.L15:Materials.L20</svg:desc>
                </draw:g>
              </table:table-cell>
              <table:table-cell office:value-type="float" office:value="2.71863">
                <text:p>2.71863</text:p>
                <draw:g>
                  <svg:desc>Materials.M15:Materials.M20</svg:desc>
                </draw:g>
              </table:table-cell>
              <table:table-cell office:value-type="float" office:value="3.42414">
                <text:p>3.42414</text:p>
                <draw:g>
                  <svg:desc>Materials.N15:Materials.N20</svg:desc>
                </draw:g>
              </table:table-cell>
              <table:table-cell office:value-type="float" office:value="3.42414">
                <text:p>3.42414</text:p>
                <draw:g>
                  <svg:desc>Materials.O15:Materials.O20</svg:desc>
                </draw:g>
              </table:table-cell>
              <table:table-cell office:value-type="float" office:value="3.42414">
                <text:p>3.42414</text:p>
                <draw:g>
                  <svg:desc>Materials.P15:Materials.P20</svg:desc>
                </draw:g>
              </table:table-cell>
              <table:table-cell office:value-type="float" office:value="3.42414">
                <text:p>3.4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8">
                <text:p>3.8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.4">
                <text:p>11.4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1.6">
                <text:p>11.6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82636">
                <text:p>3.82636</text:p>
                <draw:g>
                  <svg:desc>Materials.L22:Materials.L31</svg:desc>
                </draw:g>
              </table:table-cell>
              <table:table-cell office:value-type="float" office:value="3.82636">
                <text:p>3.82636</text:p>
                <draw:g>
                  <svg:desc>Materials.M22:Materials.M31</svg:desc>
                </draw:g>
              </table:table-cell>
              <table:table-cell office:value-type="float" office:value="3.82636">
                <text:p>3.82636</text:p>
                <draw:g>
                  <svg:desc>Materials.N22:Materials.N31</svg:desc>
                </draw:g>
              </table:table-cell>
              <table:table-cell office:value-type="float" office:value="3.82636">
                <text:p>3.82636</text:p>
                <draw:g>
                  <svg:desc>Materials.O22:Materials.O31</svg:desc>
                </draw:g>
              </table:table-cell>
              <table:table-cell office:value-type="float" office:value="3.82636">
                <text:p>3.82636</text:p>
                <draw:g>
                  <svg:desc>Materials.P22:Materials.P31</svg:desc>
                </draw:g>
              </table:table-cell>
              <table:table-cell office:value-type="float" office:value="3.82636">
                <text:p>3.8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